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A000002539CA0B69C4D19B9E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be21f" officeooo:paragraph-rsid="000be21f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ubtitle">
      <style:text-properties officeooo:rsid="000be21f" officeooo:paragraph-rsid="000be21f"/>
    </style:style>
    <style:style style:name="P4" style:family="paragraph" style:parent-style-name="Text_20_body">
      <style:text-properties officeooo:rsid="000be21f" officeooo:paragraph-rsid="000be21f"/>
    </style:style>
    <style:style style:name="P5" style:family="paragraph" style:parent-style-name="Title">
      <style:text-properties officeooo:rsid="000be21f" officeooo:paragraph-rsid="000be21f"/>
    </style:style>
    <style:style style:name="P6" style:family="paragraph" style:parent-style-name="Heading_20_1">
      <style:paragraph-properties fo:break-before="page"/>
      <style:text-properties officeooo:rsid="000c8d06" officeooo:paragraph-rsid="000c8d06"/>
    </style:style>
    <style:style style:name="P7" style:family="paragraph" style:parent-style-name="Heading_20_2">
      <style:text-properties officeooo:rsid="000c8d06" officeooo:paragraph-rsid="000c8d06"/>
    </style:style>
    <style:style style:name="P8" style:family="paragraph" style:parent-style-name="Heading_20_3">
      <style:text-properties officeooo:rsid="000c8d06" officeooo:paragraph-rsid="000c8d06"/>
    </style:style>
    <style:style style:name="P9" style:family="paragraph" style:parent-style-name="Standard">
      <style:text-properties officeooo:rsid="000c8d06" officeooo:paragraph-rsid="000c8d06"/>
    </style:style>
    <style:style style:name="P10" style:family="paragraph" style:parent-style-name="Standard">
      <style:text-properties officeooo:paragraph-rsid="000c8d06"/>
    </style:style>
    <style:style style:name="T1" style:family="text">
      <style:text-properties officeooo:rsid="000c8d06"/>
    </style:style>
    <style:style style:name="T2" style:family="text">
      <style:text-properties fo:font-style="italic" officeooo:rsid="000c8d06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tutoré</text:p>
      <text:p text:style-name="P3">Rapport écrit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p text:style-name="Contents_20_Heading"/>
      <text:h text:style-name="P6" text:outline-level="1">Titre d’article</text:h>
      <text:p text:style-name="P10"><text:span text:style-name="T1">Paragraphe Paragraphe </text:span><text:span text:style-name="Emphasis"><text:span text:style-name="T2">ACCENTUATION</text:span></text:span><text:span text:style-name="T1">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P7" text:outline-level="2">Titre d’axe</text:h>
      <text:p text:style-name="P10"><text:span text:style-name="T1">Paragraphe Paragraphe </text:span><text:span text:style-name="Strong_20_Emphasis"><text:span text:style-name="T1">ACCENTUATION ++</text:span></text:span><text:span text:style-name="T1"> Paragraphe Paragraphe Paragraphe Paragraphe Paragraphe Paragraphe Paragraphe Paragraphe Paragraphe Paragraphe Paragraphe Paragraphe Paragraphe Paragraphe Paragraphe Paragraphe Paragraphe Paragraphe Paragraphe Paragraphe Paragraphe Paragraphe Paragraphe Paragraphe </text:span></text:p>
      <text:h text:style-name="P8" text:outline-level="3">Titre de paragraphe</text:h>
      <text:p text:style-name="P9">Paragraphe Paragraphe Paragraphe Paragraphe Paragraphe Paragraphe Paragraphe Paragraphe Paragraphe Paragraphe Paragraphe Paragraphe Paragraphe Paragraphe Paragraphe Paragraphe Paragraphe Paragraphe Paragraphe Paragraphe Paragraphe Paragraphe Paragraphe Paragraphe Paragraphe Paragraphe Paragraphe Paragraph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e21f" officeooo:paragraph-rsid="000be21f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2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footer>
        <text:p text:style-name="Footer"><text:tab/><draw:frame draw:style-name="Mfr1" draw:name="Image2" text:anchor-type="as-char" svg:y="-0.18cm" svg:width="4.914cm" svg:height="1.799cm" draw:z-index="2"><draw:image xlink:href="Pictures/100000000000065A000002539CA0B69C4D19B9E7.jpg" xlink:type="simple" xlink:show="embed" xlink:actuate="onLoad" loext:mime-type="image/jpeg"/></draw:frame><text:tab/><text:page-number text:select-page="current">2</text:page-number>/<text:page-count>3</text:page-count></text:p>
      </style:footer>
      <loext:footer-first>
        <text:p text:style-name="MP1"><draw:frame draw:style-name="Mfr2" draw:name="Image1" text:anchor-type="paragraph" svg:y="0.049cm" svg:width="4.914cm" svg:height="1.799cm" draw:z-index="0"><draw:image xlink:href="Pictures/100000000000065A000002539CA0B69C4D19B9E7.jpg" xlink:type="simple" xlink:show="embed" xlink:actuate="onLoad" loext:mime-type="image/jpeg"/></draw:frame>Avrain Quentin</text:p>
        <text:p text:style-name="MP1">El Kahwa Walid</text:p>
        <text:p text:style-name="MP1">MENG Fei<text:tab/><text:tab/>Groupe F</text:p>
        <text:p text:style-name="MP1">HENRY Chloé<text:tab/><text:tab/>2019-2020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15:52:27.134000000</meta:creation-date>
    <meta:generator>LibreOffice/6.3.3.2$Windows_X86_64 LibreOffice_project/a64200df03143b798afd1ec74a12ab50359878ed</meta:generator>
    <dc:date>2019-11-05T16:48:35.004000000</dc:date>
    <meta:editing-duration>PT11M37S</meta:editing-duration>
    <meta:editing-cycles>2</meta:editing-cycles>
    <meta:document-statistic meta:table-count="0" meta:image-count="2" meta:object-count="0" meta:page-count="3" meta:paragraph-count="14" meta:word-count="109" meta:character-count="1060" meta:non-whitespace-character-count="958"/>
  </office:meta>
</office:document-meta>
</file>